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office:automatic-styles>
  <office:body>
    <office:text text:use-soft-page-breaks="true">
      <text:p text:style-name="P1">Internder</text:p>
      <text:p text:style-name="P2">Our app is<text:s/>Tinder<text:s/>for internships, Internder. The profile pictures are replaced with logo's of technologies, picture of the city it is in, the manager, the office, etc... There is no "match", but students can export a list of the internships they're interested in. The idea is a fun way to narrow down the list of potential places to apply for, currently it’s an excel in Toledo that’s inaccessibl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an Nijs</meta:initial-creator>
    <dc:creator>Daan Nijs</dc:creator>
    <meta:creation-date>2023-10-01T15:46:00Z</meta:creation-date>
    <dc:date>2023-10-01T22:34:00Z</dc:date>
    <meta:template xlink:href="Normal.dotm" xlink:type="simple"/>
    <meta:editing-cycles>1</meta:editing-cycles>
    <meta:editing-duration>PT24480S</meta:editing-duration>
    <meta:document-statistic meta:page-count="1" meta:paragraph-count="1" meta:word-count="61" meta:character-count="412" meta:row-count="2" meta:non-whitespace-character-count="352"/>
  </office:meta>
</office:document-meta>
</file>